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2379127337369766846" text:style-name="L1">
        <text:list-item>
          <text:list>
            <text:list-header>
              <text:p text:style-name="P13">34.8 miles in the last week</text:p>
              <text:p text:style-name="P14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8786159793097294576" text:style-name="L2">
        <text:list-item>
          <text:list>
            <text:list-header>
              <text:p text:style-name="P16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3459627" text:continue-numbering="true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2"><text:soft-page-break/><text:span text:style-name="T2">Sat Feb 17, 2018 </text:span>5.5 miles </text:p>
      <text:p text:style-name="P11">I ran on a treadmill at the Wise Center.</text:p>
      <text:p text:style-name="P11">Warm up: 2 miles in about 20:00 at various paces with some at 7:53/mile pace</text:p>
      <text:p text:style-name="P11">I rested 3 minutes and ran a 2.6 mile tempo run at 8:06.5/mile. Time: 21:05/mile</text:p>
      <text:p text:style-name="P11">Before the tempo run I had a lead in of 0.1 miles and after I jogged 0.8 miles in about 8:00.</text:p>
      <text:p text:style-name="P11"/>
      <text:p text:style-name="P11">Sun Feb 18, 2018 <text:span text:style-name="T1">3.5 miles</text:span> <text:s/></text:p>
      <text:p text:style-name="P11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1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2"><text:soft-page-break/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5"><text:soft-page-break/>Sat March 3, 2018 <text:span text:style-name="T1">6 miles</text:span></text:p>
      <text:p text:style-name="P5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5"/>
      <text:p text:style-name="P5">Sun March 4, 2018 <text:span text:style-name="T1">4.5 miles</text:span></text:p>
      <text:p text:style-name="P5">I walked about 1.5 miles with Oona and Figo. <text:s/>Later in the day I ran 3.1 miles with Joe on walking and bike paths. <text:s/>Time: 29:10 </text:p>
      <text:p text:style-name="P5"/>
      <text:p text:style-name="P5">Mon March 5, 2018 <text:span text:style-name="T1">10.75 miles</text:span> </text:p>
      <text:p text:style-name="P5">I warmed up with a 0.75 mile jog. <text:s/>Then I ran 10 miles in 1:37:04, averaging 9:42/mile. <text:s/>The first 5 miles I averaged 9:56/mile and the second 5 miles 9:28/mile.</text:p>
      <text:p text:style-name="P5"/>
      <text:p text:style-name="P5">Tues March 6, 2018 <text:span text:style-name="T1">6.5 miles</text:span> </text:p>
      <text:p text:style-name="P5">I ran 5 miles on walking and bike paths. <text:s/>Then I warm down with a 1 mile jog and a ½ mile walk. Spits for the 5 mile run: 9:12, 8:49, 8:51, 8:40, 8:26. Average: 8:48</text:p>
      <text:p text:style-name="P5"/>
      <text:p text:style-name="P5">Wed March 7, 2018 <text:span text:style-name="T1">no running</text:span></text:p>
      <text:p text:style-name="P5"/>
      <text:p text:style-name="P5">Thur March 8, 2018 <text:s/><text:span text:style-name="T1">5 miles</text:span></text:p>
      <text:p text:style-name="P5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5"/>
      <text:p text:style-name="P5">Fri March 9, 2018 <text:span text:style-name="T1">6.75 miles</text:span> <text:s/></text:p>
      <text:p text:style-name="P5">I ran and walked 5 miles and averaged 11:20/mile. <text:s/>Later in the day I walked and ran 1.75 miles.</text:p>
      <text:p text:style-name="P5"/>
      <text:p text:style-name="P6">39.75 miles in the last week</text:p>
      <text:p text:style-name="P6"/>
      <text:p text:style-name="P6"/>
      <text:p text:style-name="P5"><text:soft-page-break/>Sat March 10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Sun March 11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Mon March 12, 2018 <text:span text:style-name="T1">6 miles</text:span> <text:s/></text:p>
      <text:p text:style-name="P5">I rode 1 mile on a bike to Amsterdamse Bos. Then I walked and ran 5.5 miles with Joe and Figo (Joe's dog) in het bos. Figo probably did about 10 miles. I finished with a 1 mile ride back. </text:p>
      <text:p text:style-name="P5"/>
      <text:p text:style-name="P5">Tues March 13, 2018 <text:span text:style-name="T1">7.75 miles</text:span> <text:s/></text:p>
      <text:p text:style-name="P5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5"/>
      <text:p text:style-name="P5">Wed March 14, 2018 <text:span text:style-name="T1">4 miles</text:span></text:p>
      <text:p text:style-name="P5">I ran and walked 2.5 miles and rode a bike 4.5 miles. <text:s/>I count 4.5 miles of bike riding as equivalent to1.5 miles of running and walking.</text:p>
      <text:p text:style-name="P5"/>
      <text:p text:style-name="P5">Thur March 15, 2018 <text:span text:style-name="T1">8 miles</text:span> <text:s/></text:p>
      <text:p text:style-name="P5">I ran and walked 6 miles on walking and bike paths and averaged 11:34/mile. I walked 11 times and walked a total of about ¾ miles during the 6 miles. I ran and walked an additional 2 miles during the day. </text:p>
      <text:p text:style-name="P5">'</text:p>
      <text:p text:style-name="P5">Fri March 16, 2018 <text:span text:style-name="T1">4.4 miles</text:span> </text:p>
      <text:p text:style-name="P5">Warm up: 1 mile of walking and running.</text:p>
      <text:p text:style-name="P5">I ran 3 miles on walking and bike trails averaging 8:59/mile.</text:p>
      <text:p text:style-name="P5">Splits: 9:25, 9:05, 8:26</text:p>
      <text:p text:style-name="P5">I warmed down with a 0.4 miles jog.</text:p>
      <text:p text:style-name="P5"/>
      <text:p text:style-name="P6">34.2 miles in the last week </text:p>
      <text:p text:style-name="P6"/>
      <text:p text:style-name="P6"/>
      <text:p text:style-name="P18"><text:soft-page-break/>Sat March 17, 2018 <text:s/><text:span text:style-name="T1">5.5 miles</text:span></text:p>
      <text:p text:style-name="P18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18"/>
      <text:p text:style-name="P18">Sun March 18, 2018 <text:span text:style-name="T1">no running</text:span></text:p>
      <text:p text:style-name="P18"/>
      <text:p text:style-name="P18">Mon March 19, 2018 <text:span text:style-name="T1">9.25 miles</text:span></text:p>
      <text:p text:style-name="P18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18">Time for the 4.5 mile run: 33:26 <text:s/></text:p>
      <text:p text:style-name="P18">Splits: 7:30, 7:30, 7:26 7:23, 3:37.</text:p>
      <text:p text:style-name="P18">Later I jogged 1.5 miles outside.</text:p>
      <text:p text:style-name="P18"/>
      <text:p text:style-name="P18">Tues March 20, 2018 <text:span text:style-name="T1">8 miles</text:span></text:p>
      <text:p text:style-name="P18">I jogged ½ mile to the Sportcentrum VU, rested a few minutes and ran 1.5 miles on a treadmill averaging 8:30/mile at various paces with some as fast as 7:51/mile.</text:p>
      <text:p text:style-name="P18">Tempo Running:</text:p>
      <text:p text:style-name="P18">I ran 3 x ½ mile and 1 x 2.5 miles with a ¼ mile jog before each run and </text:p>
      <text:p text:style-name="P18">¼ mile jog at the end. All four runs were at 7:58/mile and jogs were about 3:00. <text:s/>I jogged ¾ miles back.</text:p>
      <text:p text:style-name="P18"/>
      <text:p text:style-name="P18">Wed March 21, 2018 <text:span text:style-name="T1">no running</text:span> We flew back home.</text:p>
      <text:p text:style-name="P18"/>
      <text:p text:style-name="P18">Thurs March 22, 2018 <text:span text:style-name="T1">4 miles</text:span></text:p>
      <text:p text:style-name="P18">I ran 1.5 miles outdoors on hilly roads at about 9:30/mile. <text:s/>Then on a Wise Center treadmill I ran 2 miles in about 18:00. <text:s/>Warm down: ½ mile home</text:p>
      <text:p text:style-name="P18"/>
      <text:p text:style-name="P18">Fri March 23, 2018 <text:span text:style-name="T1">4 miles</text:span> </text:p>
      <text:p text:style-name="P18">On treadmill: 2 mile run at about 9:00/mile and 2 mile walk/run averaging about 12:00/mile</text:p>
      <text:p text:style-name="P5"><text:span text:style-name="T1">30.75 miles in the last week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3-23T13:26:55.33</dc:date>
    <dc:creator>James Lombardi</dc:creator>
    <meta:editing-duration>P2DT10H49M45S</meta:editing-duration>
    <meta:editing-cycles>208</meta:editing-cycles>
    <meta:generator>OpenOffice/4.1.2$Win32 OpenOffice.org_project/412m3$Build-9782</meta:generator>
    <meta:document-statistic meta:table-count="0" meta:image-count="0" meta:object-count="0" meta:page-count="12" meta:paragraph-count="269" meta:word-count="4198" meta:character-count="20084"/>
  </office:meta>
</office:document-meta>
</file>